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1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7" style:family="table-cell" style:parent-style-name="Default" style:data-style-name="N11"/>
    <style:style style:name="ce8" style:family="table-cell" style:parent-style-name="Default" style:data-style-name="N44"/>
    <style:style style:name="ce9" style:family="table-cell" style:parent-style-name="Default" style:data-style-name="N10108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Différents indicateurs pertinents pour caractériser la situtation économique et financièere de l’entreprise Keyru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es ratios d’activité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e taux de croissance du chiffre d’affaires</text:p>
          </table:table-cell>
          <table:table-cell table:number-columns-repeated="3"/>
          <table:table-cell office:value-type="string" calcext:value-type="string">
            <text:p>CA 2020</text:p>
          </table:table-cell>
          <table:table-cell table:style-name="ce9" office:value-type="currency" office:currency="EUR" office:value="260927" calcext:value-type="currency">
            <text:p>260 927,00 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(t)-CA(t-1)/CA(t-1)</text:p>
          </table:table-cell>
          <table:table-cell table:number-columns-repeated="3"/>
          <table:table-cell office:value-type="string" calcext:value-type="string">
            <text:p>CA 2019</text:p>
          </table:table-cell>
          <table:table-cell table:style-name="ce9" office:value-type="currency" office:currency="EUR" office:value="286703" calcext:value-type="currency">
            <text:p>286 703,00 €</text:p>
          </table:table-cell>
          <table:table-cell table:number-columns-repeated="2"/>
        </table:table-row>
        <table:table-row table:style-name="ro1">
          <table:table-cell/>
          <table:table-cell table:style-name="ce7" table:formula="of:=(260927-286703)/286703" office:value-type="percentage" office:value="-0.0899048841484044" calcext:value-type="percentage">
            <text:p>-8,99 %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es ratios de la marge 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EBE =CA – Achats consommés – Consommation en provenance des tiers + Subventions d’exploitation – Charges de personnel – Impôts et taxe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020" calcext:value-type="float">
            <text:p>2020</text:p>
          </table:table-cell>
          <table:table-cell office:value-type="float" office:value="2019" calcext:value-type="float">
            <text:p>201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hats consommés</text:p>
          </table:table-cell>
          <table:table-cell table:number-columns-repeated="2"/>
          <table:table-cell table:style-name="ce9" office:value-type="currency" office:currency="EUR" office:value="82707" calcext:value-type="currency">
            <text:p>82 707,00 €</text:p>
          </table:table-cell>
          <table:table-cell table:style-name="ce9" office:value-type="currency" office:currency="EUR" office:value="100212" calcext:value-type="currency">
            <text:p>100 212,00 €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nsommation en provenance des tiers</text:p>
          </table:table-cell>
          <table:table-cell table:number-columns-repeated="2"/>
          <table:table-cell table:number-columns-repeated="2" table:style-name="ce9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bventions d’exploitation</text:p>
          </table:table-cell>
          <table:table-cell table:number-columns-repeated="2"/>
          <table:table-cell table:number-columns-repeated="2" table:style-name="ce9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arges de personnel</text:p>
          </table:table-cell>
          <table:table-cell table:number-columns-repeated="2"/>
          <table:table-cell table:style-name="ce9" office:value-type="currency" office:currency="EUR" office:value="153497" calcext:value-type="currency">
            <text:p>153 497,00 €</text:p>
          </table:table-cell>
          <table:table-cell table:style-name="ce9" office:value-type="currency" office:currency="EUR" office:value="170394" calcext:value-type="currency">
            <text:p>170 394,00 €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mpôts et taxes</text:p>
          </table:table-cell>
          <table:table-cell table:number-columns-repeated="2"/>
          <table:table-cell table:style-name="ce9" office:value-type="currency" office:currency="EUR" office:value="2476" calcext:value-type="currency">
            <text:p>2 476,00 €</text:p>
          </table:table-cell>
          <table:table-cell table:style-name="ce9" office:value-type="currency" office:currency="EUR" office:value="2091" calcext:value-type="currency">
            <text:p>2 091,00 €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9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EBE </text:p>
          </table:table-cell>
          <table:table-cell table:number-columns-repeated="2"/>
          <table:table-cell table:style-name="ce9" table:formula="of:=[.G4]-[.E13]-[.E14]+[.E15]-[.E16]-[.E17]" office:value-type="currency" office:currency="EUR" office:value="22247" calcext:value-type="currency">
            <text:p>22 247,00 €</text:p>
          </table:table-cell>
          <table:table-cell table:style-name="ce9" table:formula="of:=[.G5]-[.F13]-[.F14]+[.F15]-[.F16]-[.F17]" office:value-type="currency" office:currency="EUR" office:value="14006" calcext:value-type="currency">
            <text:p>14 006,00 €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9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Taux de marge d’exploitation brut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xcédent brut d’exploitation/Chiffre d’affaires</text:p>
          </table:table-cell>
          <table:table-cell table:number-columns-repeated="6"/>
          <table:table-cell office:value-type="string" calcext:value-type="string">
            <text:p>Bilan + compte de resultats +</text:p>
          </table:table-cell>
        </table:table-row>
        <table:table-row table:style-name="ro1">
          <table:table-cell/>
          <table:table-cell office:value-type="string" calcext:value-type="string">
            <text:p>Annéée 2019</text:p>
          </table:table-cell>
          <table:table-cell table:style-name="ce7" table:formula="of:=[.F19]/[.G5]" office:value-type="percentage" office:value="0.0488519478345186" calcext:value-type="percentage">
            <text:p>4,89 %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Annéée 2020</text:p>
          </table:table-cell>
          <table:table-cell table:style-name="ce7" table:formula="of:=[.E19]/[.G4]" office:value-type="percentage" office:value="0.0852613949495453" calcext:value-type="percentage">
            <text:p>8,53 %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aux de marge d’exploitation nette = <text:s/>resultat d’exploitation / Chiffre d’affai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sultat d’exploitation = EBE + reprises sur provisions d’exploitation + autr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prises sur provisions d’exploitati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utres produits d’exploitati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otations et amortissements et provisions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aux de marge opérationnell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ésultat opérationnel/Chiffre d’affaires</text:p>
          </table:table-cell>
          <table:table-cell table:number-columns-repeated="3"/>
          <table:table-cell office:value-type="string" calcext:value-type="string">
            <text:p>Résultat opérationnel 2020</text:p>
          </table:table-cell>
          <table:table-cell/>
          <table:table-cell table:style-name="ce9" office:value-type="currency" office:currency="EUR" office:value="6936" calcext:value-type="currency">
            <text:p>6 936,00 €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Résultat opérationnel 2019</text:p>
          </table:table-cell>
          <table:table-cell/>
          <table:table-cell table:style-name="ce9" office:value-type="currency" office:currency="EUR" office:value="2603" calcext:value-type="currency">
            <text:p>2 603,00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néée 2019</text:p>
          </table:table-cell>
          <table:table-cell table:style-name="ce7" table:formula="of:=[.H34]/[.G5]" office:value-type="percentage" office:value="0.00907908183730202" calcext:value-type="percentage">
            <text:p>0,91 %</text:p>
          </table:table-cell>
          <table:table-cell/>
          <table:table-cell office:value-type="string" calcext:value-type="string">
            <text:p>Interpretation : en dessous de 5 % donc faible</text:p>
          </table:table-cell>
          <table:table-cell table:number-columns-repeated="2"/>
          <table:table-cell table:style-name="ce9"/>
          <table:table-cell/>
        </table:table-row>
        <table:table-row table:style-name="ro1">
          <table:table-cell/>
          <table:table-cell table:style-name="ce8" office:value-type="string" calcext:value-type="string">
            <text:p>Annéée 2020</text:p>
          </table:table-cell>
          <table:table-cell table:style-name="ce7" table:formula="of:=[.H33]/[.G4]" office:value-type="percentage" office:value="0.0265821474971927" calcext:value-type="percentage">
            <text:p>2,66 %</text:p>
          </table:table-cell>
          <table:table-cell table:number-columns-repeated="4"/>
          <table:table-cell table:style-name="ce9"/>
          <table:table-cell/>
        </table:table-row>
        <table:table-row table:style-name="ro1">
          <table:table-cell table:number-columns-repeated="7"/>
          <table:table-cell table:style-name="ce9"/>
          <table:table-cell/>
        </table:table-row>
        <table:table-row table:style-name="ro1">
          <table:table-cell/>
          <table:table-cell office:value-type="string" calcext:value-type="string">
            <text:p>Taux de marge nette</text:p>
          </table:table-cell>
          <table:table-cell table:number-columns-repeated="3"/>
          <table:table-cell office:value-type="string" calcext:value-type="string">
            <text:p>Résultat net 2020</text:p>
          </table:table-cell>
          <table:table-cell/>
          <table:table-cell table:style-name="ce9" office:value-type="currency" office:currency="EUR" office:value="2681" calcext:value-type="currency">
            <text:p>2 681,00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ultat net/Chiffre d’affaires</text:p>
          </table:table-cell>
          <table:table-cell table:number-columns-repeated="3"/>
          <table:table-cell office:value-type="string" calcext:value-type="string">
            <text:p>Résultat net 2019</text:p>
          </table:table-cell>
          <table:table-cell/>
          <table:table-cell table:style-name="ce9" office:value-type="currency" office:currency="EUR" office:value="-5511" calcext:value-type="currency">
            <text:p>-5 511,00 €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Annéée 2019</text:p>
          </table:table-cell>
          <table:table-cell table:style-name="ce7" table:formula="of:=[.H39]/[.G5]" office:value-type="percentage" office:value="-0.0192219823301465" calcext:value-type="percentage">
            <text:p>-1,92 %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nnéée 2020</text:p>
          </table:table-cell>
          <table:table-cell table:style-name="ce7" table:formula="of:=[.H38]/[.G4]" office:value-type="percentage" office:value="0.010274904475198" calcext:value-type="percentage">
            <text:p>1,03 %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Ratios de structure financièr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evier</text:p>
          </table:table-cell>
          <table:table-cell table:number-columns-repeated="7"/>
        </table:table-row>
      </table:table>
      <table:table table:name="Sheet2" table:style-name="ta1"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KEYRU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6">00/00/0000</text:date>, <text:time style:data-style-name="N2" text:time-value="18:31:46.8946957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9T18:43:08.562107512</meta:creation-date>
    <dc:date>2021-10-06T19:15:26.227034064</dc:date>
    <meta:editing-duration>PT34M31S</meta:editing-duration>
    <meta:editing-cycles>2</meta:editing-cycles>
    <meta:generator>LibreOffice/6.4.7.2$Linux_X86_64 LibreOffice_project/40$Build-2</meta:generator>
    <meta:document-statistic meta:table-count="2" meta:cell-count="67" meta:object-count="0"/>
  </office:meta>
</office:document-meta>
</file>